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1cm" draw:marker-start-width="0.279cm" draw:marker-end="Rounded_20_short_20_Arrow" draw:marker-end-width="0.178cm" draw:fill="none" draw:textarea-vertical-align="middle" fo:padding-top="0.151cm" fo:padding-bottom="0.151cm" fo:padding-left="0.276cm" fo:padding-right="0.276cm"/>
    </style:style>
    <style:style style:name="gr3" style:family="graphic" style:parent-style-name="standard">
      <style:graphic-properties draw:stroke="none" svg:stroke-color="#000000" draw:fill="none" draw:fill-color="#ffffff" fo:min-height="0.512cm"/>
    </style:style>
    <style:style style:name="gr4" style:family="graphic" style:parent-style-name="standard">
      <style:graphic-properties draw:stroke="none" svg:stroke-color="#000000" draw:fill="none" draw:fill-color="#ffffff" fo:min-height="1.397cm"/>
    </style:style>
    <style:style style:name="gr5" style:family="graphic" style:parent-style-name="standard">
      <style:graphic-properties draw:stroke="none" svg:stroke-color="#000000" draw:fill="none" draw:fill-color="#ffffff" fo:min-height="1.524cm"/>
    </style:style>
    <style:style style:name="gr6" style:family="graphic" style:parent-style-name="standard">
      <style:graphic-properties svg:stroke-width="0.051cm" svg:stroke-color="#800000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color="#800000" draw:fill="none" draw:fill-color="#ffffff" fo:min-height="0.512cm"/>
    </style:style>
    <style:style style:name="gr8" style:family="graphic" style:parent-style-name="standard">
      <style:graphic-properties draw:stroke="none" svg:stroke-color="#000000" draw:fill="none" draw:fill-color="#ffffff" fo:min-height="1.27cm"/>
    </style:style>
    <style:style style:name="P1" style:family="paragraph"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style:text-properties fo:font-size="11pt" fo:font-weight="bold" style:font-size-asian="11pt" style:font-weight-asian="bold" style:font-size-complex="11pt" style:font-weight-complex="bold"/>
    </style:style>
    <style:style style:name="P4" style:family="paragraph">
      <style:paragraph-properties fo:text-align="center"/>
      <style:text-properties fo:font-size="18pt" style:font-size-asian="18pt" style:font-size-complex="18pt"/>
    </style:style>
    <style:style style:name="P5" style:family="paragraph">
      <style:paragraph-properties fo:line-height="100%" fo:text-align="center"/>
    </style:style>
    <style:style style:name="T1" style:family="text">
      <style:text-properties fo:font-size="11pt" fo:font-weight="bold" style:font-size-asian="11pt" style:font-weight-asian="bold" style:font-size-complex="11pt" style:font-weight-complex="bold"/>
    </style:style>
    <style:style style:name="T2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889cm" svg:height="0.889cm" svg:x="2.205cm" svg:y="2.7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89cm" svg:height="0.889cm" svg:x="3.61cm" svg:y="4.2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89cm" svg:height="0.889cm" svg:x="2.207cm" svg:y="4.7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89cm" svg:height="0.889cm" svg:x="6.015cm" svg:y="4.8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89cm" svg:height="0.889cm" svg:x="3.211cm" svg:y="6.7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3.987cm" svg:y1="5.121cm" svg:x2="3.782cm" svg:y2="6.674cm">
          <text:p/>
        </draw:line>
        <draw:line draw:style-name="gr2" draw:text-style-name="P1" draw:layer="layout" svg:x1="3.61cm" svg:y1="4.776cm" svg:x2="3.094cm" svg:y2="4.945cm">
          <text:p/>
        </draw:line>
        <draw:line draw:style-name="gr2" draw:text-style-name="P1" draw:layer="layout" svg:x1="3.094cm" svg:y1="5.175cm" svg:x2="3.648cm" svg:y2="4.978cm">
          <text:p/>
        </draw:line>
        <draw:line draw:style-name="gr2" draw:text-style-name="P1" draw:layer="layout" svg:x1="6.142cm" svg:y1="5.683cm" svg:x2="4.11cm" svg:y2="6.953cm">
          <text:p/>
        </draw:line>
        <draw:line draw:style-name="gr2" draw:text-style-name="P1" draw:layer="layout" svg:x1="4.489cm" svg:y1="4.854cm" svg:x2="6.015cm" svg:y2="5.326cm">
          <text:p/>
        </draw:line>
        <draw:frame draw:style-name="gr3" draw:text-style-name="P3" draw:layer="layout" svg:width="1.397cm" svg:height="0.762cm" svg:x="3.143cm" svg:y="6.844cm">
          <draw:text-box>
            <text:p text:style-name="P2"><text:span text:style-name="T1">0.2</text:span></text:p>
          </draw:text-box>
        </draw:frame>
        <draw:line draw:style-name="gr2" draw:text-style-name="P1" draw:layer="layout" svg:x1="2.638cm" svg:y1="3.624cm" svg:x2="2.652cm" svg:y2="4.664cm">
          <text:p/>
        </draw:line>
        <draw:line draw:style-name="gr2" draw:text-style-name="P1" draw:layer="layout" svg:x1="3.514cm" svg:y1="6.767cm" svg:x2="2.894cm" svg:y2="5.656cm">
          <text:p/>
        </draw:line>
        <draw:frame draw:style-name="gr3" draw:text-style-name="P3" draw:layer="layout" svg:width="1.397cm" svg:height="0.762cm" svg:x="2.144cm" svg:y="4.844cm">
          <draw:text-box>
            <text:p text:style-name="P2"><text:span text:style-name="T1">0.2</text:span></text:p>
          </draw:text-box>
        </draw:frame>
        <draw:frame draw:style-name="gr3" draw:text-style-name="P3" draw:layer="layout" svg:width="1.397cm" svg:height="0.762cm" svg:x="2.144cm" svg:y="2.844cm">
          <draw:text-box>
            <text:p text:style-name="P2"><text:span text:style-name="T1">0.2</text:span></text:p>
          </draw:text-box>
        </draw:frame>
        <draw:frame draw:style-name="gr3" draw:text-style-name="P3" draw:layer="layout" svg:width="1.397cm" svg:height="0.762cm" svg:x="3.518cm" svg:y="4.344cm">
          <draw:text-box>
            <text:p text:style-name="P2"><text:span text:style-name="T1">0.2</text:span></text:p>
          </draw:text-box>
        </draw:frame>
        <draw:frame draw:style-name="gr3" draw:text-style-name="P3" draw:layer="layout" svg:width="1.397cm" svg:height="0.762cm" svg:x="5.935cm" svg:y="4.992cm">
          <draw:text-box>
            <text:p text:style-name="P2"><text:span text:style-name="T1">0.2</text:span></text:p>
          </draw:text-box>
        </draw:frame>
        <draw:frame draw:style-name="gr4" draw:text-style-name="P4" draw:layer="layout" svg:width="6.985cm" svg:height="1.673cm" svg:x="0.746cm" svg:y="0.851cm">
          <draw:text-box>
            <text:p text:style-name="P4"><text:span text:style-name="T2">Source selection stage (growth)</text:span></text:p>
          </draw:text-box>
        </draw:frame>
        <draw:frame draw:style-name="gr5" draw:text-style-name="P1" draw:layer="layout" svg:width="7.239cm" svg:height="1.774cm" svg:x="7.613cm" svg:y="0.9cm">
          <draw:text-box>
            <text:p text:style-name="P1">Target selection stage (attachment)</text:p>
          </draw:text-box>
        </draw:frame>
        <draw:custom-shape draw:style-name="gr1" draw:text-style-name="P1" draw:layer="layout" svg:width="0.889cm" svg:height="0.889cm" svg:x="2.205cm" svg:y="8.7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89cm" svg:height="0.889cm" svg:x="3.61cm" svg:y="10.2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89cm" svg:height="0.889cm" svg:x="2.207cm" svg:y="10.7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89cm" svg:height="0.889cm" svg:x="6.015cm" svg:y="10.8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89cm" svg:height="0.889cm" svg:x="3.211cm" svg:y="12.7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3.987cm" svg:y1="11.122cm" svg:x2="3.782cm" svg:y2="12.675cm">
          <text:p/>
        </draw:line>
        <draw:line draw:style-name="gr2" draw:text-style-name="P1" draw:layer="layout" svg:x1="3.61cm" svg:y1="10.777cm" svg:x2="3.094cm" svg:y2="10.946cm">
          <text:p/>
        </draw:line>
        <draw:line draw:style-name="gr2" draw:text-style-name="P1" draw:layer="layout" svg:x1="3.094cm" svg:y1="11.176cm" svg:x2="3.648cm" svg:y2="10.979cm">
          <text:p/>
        </draw:line>
        <draw:line draw:style-name="gr2" draw:text-style-name="P1" draw:layer="layout" svg:x1="6.142cm" svg:y1="11.684cm" svg:x2="4.11cm" svg:y2="12.954cm">
          <text:p/>
        </draw:line>
        <draw:line draw:style-name="gr2" draw:text-style-name="P1" draw:layer="layout" svg:x1="4.489cm" svg:y1="10.855cm" svg:x2="6.015cm" svg:y2="11.327cm">
          <text:p/>
        </draw:line>
        <draw:frame draw:style-name="gr3" draw:text-style-name="P3" draw:layer="layout" svg:width="1.397cm" svg:height="0.762cm" svg:x="3.029cm" svg:y="12.883cm">
          <draw:text-box>
            <text:p text:style-name="P2"><text:span text:style-name="T1">0.14</text:span></text:p>
          </draw:text-box>
        </draw:frame>
        <draw:line draw:style-name="gr2" draw:text-style-name="P1" draw:layer="layout" svg:x1="2.638cm" svg:y1="9.625cm" svg:x2="2.652cm" svg:y2="10.665cm">
          <text:p/>
        </draw:line>
        <draw:line draw:style-name="gr2" draw:text-style-name="P1" draw:layer="layout" svg:x1="3.514cm" svg:y1="12.768cm" svg:x2="2.894cm" svg:y2="11.657cm">
          <text:p/>
        </draw:line>
        <draw:frame draw:style-name="gr3" draw:text-style-name="P3" draw:layer="layout" svg:width="1.397cm" svg:height="0.762cm" svg:x="2.03cm" svg:y="10.883cm">
          <draw:text-box>
            <text:p text:style-name="P2"><text:span text:style-name="T1">0.14</text:span></text:p>
          </draw:text-box>
        </draw:frame>
        <draw:frame draw:style-name="gr3" draw:text-style-name="P3" draw:layer="layout" svg:width="1.397cm" svg:height="0.762cm" svg:x="2.049cm" svg:y="8.845cm">
          <draw:text-box>
            <text:p text:style-name="P2"><text:span text:style-name="T1">0.14</text:span></text:p>
          </draw:text-box>
        </draw:frame>
        <draw:frame draw:style-name="gr3" draw:text-style-name="P3" draw:layer="layout" svg:width="1.397cm" svg:height="0.762cm" svg:x="3.442cm" svg:y="10.345cm">
          <draw:text-box>
            <text:p text:style-name="P2"><text:span text:style-name="T1">0.43</text:span></text:p>
          </draw:text-box>
        </draw:frame>
        <draw:frame draw:style-name="gr3" draw:text-style-name="P3" draw:layer="layout" svg:width="1.397cm" svg:height="0.762cm" svg:x="5.84cm" svg:y="11.012cm">
          <draw:text-box>
            <text:p text:style-name="P2"><text:span text:style-name="T1">0.14</text:span></text:p>
          </draw:text-box>
        </draw:frame>
        <draw:custom-shape draw:style-name="gr1" draw:text-style-name="P1" draw:layer="layout" svg:width="0.889cm" svg:height="0.889cm" svg:x="2.206cm" svg:y="14.7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89cm" svg:height="0.889cm" svg:x="3.611cm" svg:y="16.23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89cm" svg:height="0.889cm" svg:x="2.208cm" svg:y="16.7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89cm" svg:height="0.889cm" svg:x="6.016cm" svg:y="16.8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89cm" svg:height="0.889cm" svg:x="3.212cm" svg:y="18.7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3.988cm" svg:y1="17.123cm" svg:x2="3.783cm" svg:y2="18.676cm">
          <text:p/>
        </draw:line>
        <draw:line draw:style-name="gr2" draw:text-style-name="P1" draw:layer="layout" svg:x1="3.611cm" svg:y1="16.778cm" svg:x2="3.095cm" svg:y2="16.947cm">
          <text:p/>
        </draw:line>
        <draw:line draw:style-name="gr2" draw:text-style-name="P1" draw:layer="layout" svg:x1="3.095cm" svg:y1="17.177cm" svg:x2="3.649cm" svg:y2="16.98cm">
          <text:p/>
        </draw:line>
        <draw:line draw:style-name="gr2" draw:text-style-name="P1" draw:layer="layout" svg:x1="6.143cm" svg:y1="17.685cm" svg:x2="4.111cm" svg:y2="18.955cm">
          <text:p/>
        </draw:line>
        <draw:line draw:style-name="gr2" draw:text-style-name="P1" draw:layer="layout" svg:x1="4.49cm" svg:y1="16.856cm" svg:x2="6.016cm" svg:y2="17.328cm">
          <text:p/>
        </draw:line>
        <draw:frame draw:style-name="gr3" draw:text-style-name="P3" draw:layer="layout" svg:width="1.397cm" svg:height="0.762cm" svg:x="3.03cm" svg:y="18.884cm">
          <draw:text-box>
            <text:p text:style-name="P2"><text:span text:style-name="T1">0.14</text:span></text:p>
          </draw:text-box>
        </draw:frame>
        <draw:line draw:style-name="gr2" draw:text-style-name="P1" draw:layer="layout" svg:x1="2.639cm" svg:y1="15.626cm" svg:x2="2.653cm" svg:y2="16.666cm">
          <text:p/>
        </draw:line>
        <draw:line draw:style-name="gr2" draw:text-style-name="P1" draw:layer="layout" svg:x1="3.515cm" svg:y1="18.769cm" svg:x2="2.895cm" svg:y2="17.658cm">
          <text:p/>
        </draw:line>
        <draw:frame draw:style-name="gr3" draw:text-style-name="P3" draw:layer="layout" svg:width="1.397cm" svg:height="0.762cm" svg:x="2.031cm" svg:y="16.884cm">
          <draw:text-box>
            <text:p text:style-name="P2"><text:span text:style-name="T1">0.14</text:span></text:p>
          </draw:text-box>
        </draw:frame>
        <draw:frame draw:style-name="gr3" draw:text-style-name="P3" draw:layer="layout" svg:width="1.397cm" svg:height="0.762cm" svg:x="2.05cm" svg:y="14.846cm">
          <draw:text-box>
            <text:p text:style-name="P2"><text:span text:style-name="T1">0.14</text:span></text:p>
          </draw:text-box>
        </draw:frame>
        <draw:frame draw:style-name="gr3" draw:text-style-name="P3" draw:layer="layout" svg:width="1.397cm" svg:height="0.762cm" svg:x="3.443cm" svg:y="16.346cm">
          <draw:text-box>
            <text:p text:style-name="P2"><text:span text:style-name="T1">0.43</text:span></text:p>
          </draw:text-box>
        </draw:frame>
        <draw:frame draw:style-name="gr3" draw:text-style-name="P3" draw:layer="layout" svg:width="1.397cm" svg:height="0.762cm" svg:x="5.841cm" svg:y="17.013cm">
          <draw:text-box>
            <text:p text:style-name="P2"><text:span text:style-name="T1">0.14</text:span></text:p>
          </draw:text-box>
        </draw:frame>
        <draw:custom-shape draw:style-name="gr6" draw:text-style-name="P1" draw:layer="layout" svg:width="0.889cm" svg:height="0.889cm" svg:x="8.605cm" svg:y="2.7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89cm" svg:height="0.889cm" svg:x="10.01cm" svg:y="4.2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89cm" svg:height="0.889cm" svg:x="8.607cm" svg:y="4.7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89cm" svg:height="0.889cm" svg:x="12.415cm" svg:y="4.8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89cm" svg:height="0.889cm" svg:x="9.611cm" svg:y="6.7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0.387cm" svg:y1="5.122cm" svg:x2="10.182cm" svg:y2="6.675cm">
          <text:p/>
        </draw:line>
        <draw:line draw:style-name="gr2" draw:text-style-name="P1" draw:layer="layout" svg:x1="10.01cm" svg:y1="4.777cm" svg:x2="9.494cm" svg:y2="4.946cm">
          <text:p/>
        </draw:line>
        <draw:line draw:style-name="gr2" draw:text-style-name="P1" draw:layer="layout" svg:x1="9.494cm" svg:y1="5.176cm" svg:x2="10.048cm" svg:y2="4.979cm">
          <text:p/>
        </draw:line>
        <draw:line draw:style-name="gr2" draw:text-style-name="P1" draw:layer="layout" svg:x1="12.542cm" svg:y1="5.684cm" svg:x2="10.51cm" svg:y2="6.954cm">
          <text:p/>
        </draw:line>
        <draw:line draw:style-name="gr2" draw:text-style-name="P1" draw:layer="layout" svg:x1="10.889cm" svg:y1="4.855cm" svg:x2="12.415cm" svg:y2="5.327cm">
          <text:p/>
        </draw:line>
        <draw:frame draw:style-name="gr3" draw:text-style-name="P3" draw:layer="layout" svg:width="1.397cm" svg:height="0.762cm" svg:x="9.477cm" svg:y="6.867cm">
          <draw:text-box>
            <text:p text:style-name="P2"><text:span text:style-name="T1">0.50</text:span></text:p>
          </draw:text-box>
        </draw:frame>
        <draw:line draw:style-name="gr2" draw:text-style-name="P1" draw:layer="layout" svg:x1="9.038cm" svg:y1="3.625cm" svg:x2="9.052cm" svg:y2="4.665cm">
          <text:p/>
        </draw:line>
        <draw:line draw:style-name="gr2" draw:text-style-name="P1" draw:layer="layout" svg:x1="9.914cm" svg:y1="6.768cm" svg:x2="9.294cm" svg:y2="5.657cm">
          <text:p/>
        </draw:line>
        <draw:frame draw:style-name="gr3" draw:text-style-name="P3" draw:layer="layout" svg:width="1.397cm" svg:height="0.762cm" svg:x="8.544cm" svg:y="4.845cm">
          <draw:text-box>
            <text:p text:style-name="P2"><text:span text:style-name="T1">0.0</text:span></text:p>
          </draw:text-box>
        </draw:frame>
        <draw:frame draw:style-name="gr3" draw:text-style-name="P3" draw:layer="layout" svg:width="1.397cm" svg:height="0.762cm" svg:x="8.666cm" svg:y="2.845cm">
          <draw:text-box>
            <text:p text:style-name="P2"><text:span text:style-name="T1">S</text:span></text:p>
          </draw:text-box>
        </draw:frame>
        <draw:frame draw:style-name="gr3" draw:text-style-name="P3" draw:layer="layout" svg:width="1.397cm" svg:height="0.762cm" svg:x="9.852cm" svg:y="4.367cm">
          <draw:text-box>
            <text:p text:style-name="P2"><text:span text:style-name="T1">0.25</text:span></text:p>
          </draw:text-box>
        </draw:frame>
        <draw:frame draw:style-name="gr3" draw:text-style-name="P3" draw:layer="layout" svg:width="1.397cm" svg:height="0.762cm" svg:x="12.247cm" svg:y="5.037cm">
          <draw:text-box>
            <text:p text:style-name="P2"><text:span text:style-name="T1">0.25</text:span></text:p>
          </draw:text-box>
        </draw:frame>
        <draw:custom-shape draw:style-name="gr6" draw:text-style-name="P1" draw:layer="layout" svg:width="0.889cm" svg:height="0.889cm" svg:x="8.605cm" svg:y="8.7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89cm" svg:height="0.889cm" svg:x="10.01cm" svg:y="10.2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89cm" svg:height="0.889cm" svg:x="8.607cm" svg:y="10.7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89cm" svg:height="0.889cm" svg:x="12.415cm" svg:y="10.8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89cm" svg:height="0.889cm" svg:x="9.611cm" svg:y="12.7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0.387cm" svg:y1="11.122cm" svg:x2="10.182cm" svg:y2="12.675cm">
          <text:p/>
        </draw:line>
        <draw:line draw:style-name="gr2" draw:text-style-name="P1" draw:layer="layout" svg:x1="10.01cm" svg:y1="10.777cm" svg:x2="9.494cm" svg:y2="10.946cm">
          <text:p/>
        </draw:line>
        <draw:line draw:style-name="gr2" draw:text-style-name="P1" draw:layer="layout" svg:x1="9.494cm" svg:y1="11.176cm" svg:x2="10.048cm" svg:y2="10.979cm">
          <text:p/>
        </draw:line>
        <draw:line draw:style-name="gr2" draw:text-style-name="P1" draw:layer="layout" svg:x1="12.542cm" svg:y1="11.684cm" svg:x2="10.51cm" svg:y2="12.954cm">
          <text:p/>
        </draw:line>
        <draw:line draw:style-name="gr2" draw:text-style-name="P1" draw:layer="layout" svg:x1="10.889cm" svg:y1="10.855cm" svg:x2="12.415cm" svg:y2="11.327cm">
          <text:p/>
        </draw:line>
        <draw:frame draw:style-name="gr3" draw:text-style-name="P3" draw:layer="layout" svg:width="1.397cm" svg:height="0.762cm" svg:x="9.433cm" svg:y="12.867cm">
          <draw:text-box>
            <text:p text:style-name="P2"><text:span text:style-name="T1">0.33</text:span></text:p>
          </draw:text-box>
        </draw:frame>
        <draw:line draw:style-name="gr2" draw:text-style-name="P1" draw:layer="layout" svg:x1="9.038cm" svg:y1="9.625cm" svg:x2="9.052cm" svg:y2="10.665cm">
          <text:p/>
        </draw:line>
        <draw:line draw:style-name="gr2" draw:text-style-name="P1" draw:layer="layout" svg:x1="9.914cm" svg:y1="12.768cm" svg:x2="9.294cm" svg:y2="11.657cm">
          <text:p/>
        </draw:line>
        <draw:frame draw:style-name="gr3" draw:text-style-name="P3" draw:layer="layout" svg:width="1.397cm" svg:height="0.762cm" svg:x="8.544cm" svg:y="10.845cm">
          <draw:text-box>
            <text:p text:style-name="P2"><text:span text:style-name="T1">0.0</text:span></text:p>
          </draw:text-box>
        </draw:frame>
        <draw:frame draw:style-name="gr7" draw:text-style-name="P3" draw:layer="layout" svg:width="1.397cm" svg:height="0.762cm" svg:x="8.666cm" svg:y="8.845cm">
          <draw:text-box>
            <text:p text:style-name="P2"><text:span text:style-name="T1">S</text:span></text:p>
          </draw:text-box>
        </draw:frame>
        <draw:frame draw:style-name="gr3" draw:text-style-name="P3" draw:layer="layout" svg:width="1.397cm" svg:height="0.762cm" svg:x="9.852cm" svg:y="10.367cm">
          <draw:text-box>
            <text:p text:style-name="P2"><text:span text:style-name="T1">0.33</text:span></text:p>
          </draw:text-box>
        </draw:frame>
        <draw:frame draw:style-name="gr3" draw:text-style-name="P3" draw:layer="layout" svg:width="1.397cm" svg:height="0.762cm" svg:x="12.225cm" svg:y="11.015cm">
          <draw:text-box>
            <text:p text:style-name="P2"><text:span text:style-name="T1">0.33</text:span></text:p>
          </draw:text-box>
        </draw:frame>
        <draw:custom-shape draw:style-name="gr6" draw:text-style-name="P1" draw:layer="layout" svg:width="0.889cm" svg:height="0.889cm" svg:x="8.605cm" svg:y="14.7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89cm" svg:height="0.889cm" svg:x="10.01cm" svg:y="16.23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89cm" svg:height="0.889cm" svg:x="8.607cm" svg:y="16.7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89cm" svg:height="0.889cm" svg:x="12.415cm" svg:y="16.8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89cm" svg:height="0.889cm" svg:x="9.611cm" svg:y="18.7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0.387cm" svg:y1="17.123cm" svg:x2="10.182cm" svg:y2="18.676cm">
          <text:p/>
        </draw:line>
        <draw:line draw:style-name="gr2" draw:text-style-name="P1" draw:layer="layout" svg:x1="10.01cm" svg:y1="16.778cm" svg:x2="9.494cm" svg:y2="16.947cm">
          <text:p/>
        </draw:line>
        <draw:line draw:style-name="gr2" draw:text-style-name="P1" draw:layer="layout" svg:x1="9.494cm" svg:y1="17.177cm" svg:x2="10.048cm" svg:y2="16.98cm">
          <text:p/>
        </draw:line>
        <draw:line draw:style-name="gr2" draw:text-style-name="P1" draw:layer="layout" svg:x1="12.542cm" svg:y1="17.685cm" svg:x2="10.51cm" svg:y2="18.955cm">
          <text:p/>
        </draw:line>
        <draw:line draw:style-name="gr2" draw:text-style-name="P1" draw:layer="layout" svg:x1="10.889cm" svg:y1="16.856cm" svg:x2="12.415cm" svg:y2="17.328cm">
          <text:p/>
        </draw:line>
        <draw:frame draw:style-name="gr3" draw:text-style-name="P3" draw:layer="layout" svg:width="1.397cm" svg:height="0.762cm" svg:x="9.433cm" svg:y="18.868cm">
          <draw:text-box>
            <text:p text:style-name="P2"><text:span text:style-name="T1">0.21</text:span></text:p>
          </draw:text-box>
        </draw:frame>
        <draw:line draw:style-name="gr2" draw:text-style-name="P1" draw:layer="layout" svg:x1="9.038cm" svg:y1="15.626cm" svg:x2="9.052cm" svg:y2="16.666cm">
          <text:p/>
        </draw:line>
        <draw:line draw:style-name="gr2" draw:text-style-name="P1" draw:layer="layout" svg:x1="9.914cm" svg:y1="18.769cm" svg:x2="9.294cm" svg:y2="17.658cm">
          <text:p/>
        </draw:line>
        <draw:frame draw:style-name="gr3" draw:text-style-name="P3" draw:layer="layout" svg:width="1.397cm" svg:height="0.762cm" svg:x="8.544cm" svg:y="16.846cm">
          <draw:text-box>
            <text:p text:style-name="P2"><text:span text:style-name="T1">0.0</text:span></text:p>
          </draw:text-box>
        </draw:frame>
        <draw:frame draw:style-name="gr7" draw:text-style-name="P3" draw:layer="layout" svg:width="1.397cm" svg:height="0.762cm" svg:x="8.666cm" svg:y="14.846cm">
          <draw:text-box>
            <text:p text:style-name="P2"><text:span text:style-name="T1">S</text:span></text:p>
          </draw:text-box>
        </draw:frame>
        <draw:frame draw:style-name="gr3" draw:text-style-name="P3" draw:layer="layout" svg:width="1.397cm" svg:height="0.762cm" svg:x="9.852cm" svg:y="16.368cm">
          <draw:text-box>
            <text:p text:style-name="P2"><text:span text:style-name="T1">0.60</text:span></text:p>
          </draw:text-box>
        </draw:frame>
        <draw:frame draw:style-name="gr3" draw:text-style-name="P3" draw:layer="layout" svg:width="1.397cm" svg:height="0.762cm" svg:x="12.225cm" svg:y="17.016cm">
          <draw:text-box>
            <text:p text:style-name="P2"><text:span text:style-name="T1">0.19</text:span></text:p>
          </draw:text-box>
        </draw:frame>
        <draw:frame draw:style-name="gr8" draw:text-style-name="P5" draw:layer="layout" svg:width="4.096cm" svg:height="1.673cm" svg:x="14.254cm" svg:y="3.667cm">
          <draw:text-box>
            <text:p text:style-name="P5">Preferential</text:p>
            <text:p text:style-name="P5">attachment</text:p>
          </draw:text-box>
        </draw:frame>
        <draw:frame draw:style-name="gr8" draw:text-style-name="P5" draw:layer="layout" svg:width="4.096cm" svg:height="1.673cm" svg:x="14.254cm" svg:y="9.968cm">
          <draw:text-box>
            <text:p text:style-name="P5">Preferential</text:p>
            <text:p text:style-name="P5">growth</text:p>
          </draw:text-box>
        </draw:frame>
        <draw:frame draw:style-name="gr8" draw:text-style-name="P5" draw:layer="layout" svg:width="4.096cm" svg:height="3.806cm" svg:x="14.254cm" svg:y="15.868cm">
          <draw:text-box>
            <text:p text:style-name="P5">Preferential growth<text:line-break/>+</text:p>
            <text:p text:style-name="P5">proximal attachment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marker draw:name="Rounded_20_short_20_Arrow" draw:display-name="Rounded short Arrow" svg:viewBox="0 0 1013 1130" svg:d="m1009 1050-449-1008-22-30-29-12-34 12-21 26-449 1012-5 13v8l5 21 12 21 17 13 21 4h903l21-4 21-13 9-21 4-21v-8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AR PL UMing HK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AR PL UMing HK'" style:font-family-generic-asian="system" style:font-pitch-asian="variable" style:font-size-asian="18pt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19.05cm" fo:page-height="20.95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id Henriksen</meta:initial-creator>
    <meta:creation-date>2015-06-08T12:11:12</meta:creation-date>
    <dc:date>2015-06-15T16:34:06</dc:date>
    <dc:creator>Sid Henriksen</dc:creator>
    <meta:editing-duration>PT46M2S</meta:editing-duration>
    <meta:editing-cycles>4</meta:editing-cycles>
    <meta:generator>LibreOffice/4.0.4.2$Linux_X86_64 LibreOffice_project/400m0$Build-2</meta:generator>
    <meta:document-statistic meta:object-count="107"/>
  </office:meta>
</office:document-meta>
</file>